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" style:family="paragraph" style:parent-style-name="Standard">
      <style:paragraph-properties fo:line-height="107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150%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8" style:family="paragraph" style:parent-style-name="Standard">
      <style:paragraph-properties fo:line-height="150%" style:writing-mode="lr-tb"/>
    </style:style>
    <style:style style:name="P9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2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3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4" style:family="paragraph" style:parent-style-name="Standard">
      <style:paragraph-properties fo:line-height="150%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">Aluno</text:span><text:span text:style-name="T2">: Antônio Carlos de Freitas Silva<text:tab/><text:tab/><text:tab/><text:tab/><text:tab/></text:span><text:span text:style-name="T3">Data:</text:span><text:span text:style-name="T2"> 17/10/2013</text:span></text:p>
      <text:p text:style-name="P5"><text:span text:style-name="T3">Fase/Iteração:</text:span><text:span text:style-name="T2"> Sprint 3<text:tab/><text:tab/><text:tab/><text:tab/><text:tab/><text:tab/><text:tab/></text:span><text:span text:style-name="T3">Esforço Total:</text:span><text:span text:style-name="T2"> 05h</text:span></text:p>
      <text:p text:style-name="P6"/>
      <text:p text:style-name="P5"><text:span text:style-name="T3">Atividade: #79 Definição das Equipes da Sprint 3</text:span><text:span text:style-name="T2"><text:tab/><text:tab/><text:tab/></text:span><text:span text:style-name="T3">Esforço: 2h</text:span></text:p>
      <text:p text:style-name="P6">Descrição: Definir as equipes da Sprint 3<text:tab/></text:p>
      <text:p text:style-name="P6">Produtos: Organograma das equipes</text:p>
      <text:p text:style-name="P6">Equipe: Lucas Carvalho e Gabriel Benício </text:p>
      <text:p text:style-name="P9">Artefato: RELPREV-022013-GPR-Organograma_Sprint_3</text:p>
      <text:p text:style-name="P7"/>
      <text:p text:style-name="P8"><text:span text:style-name="T3">Atividade: #66 Definição das Atividades da Sprint 3</text:span><text:span text:style-name="T2"><text:tab/><text:tab/><text:tab/></text:span><text:span text:style-name="T3">Esforço: 1h</text:span></text:p>
      <text:p text:style-name="P6">Descrição: Planejar as atividades da <text:s/>Sprint 3<text:tab/><text:tab/></text:p>
      <text:p text:style-name="P6">Produtos: Tarefas no Redmine</text:p>
      <text:p text:style-name="P6">Equipe: Gabriel Benício e Lucas Carvalho</text:p>
      <text:p text:style-name="P3">Artefato: -</text:p>
      <text:p text:style-name="P3"/>
      <text:p text:style-name="P8"><text:span text:style-name="T3">Atividade: Planejamento da Sprint 4</text:span><text:span text:style-name="T2"><text:tab/><text:tab/><text:tab/></text:span><text:span text:style-name="T3">Esforço: 2h</text:span></text:p>
      <text:p text:style-name="P6">Descrição: Planejar a Sprint 4. A reunião foi realizada em sala de aula no dia 17/10/2013</text:p>
      <text:p text:style-name="P6">Produtos: -</text:p>
      <text:p text:style-name="P6">Equipe: Gabriel Benício e Lucas Carvalho</text:p>
      <text:p text:style-name="P3">Artefato: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Nome do Projeto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6</meta:editing-cycles>
    <dc:date>2013-10-17T19:45:08</dc:date>
    <meta:editing-duration>P0D</meta:editing-duration>
    <meta:document-statistic meta:table-count="0" meta:image-count="1" meta:object-count="0" meta:page-count="1" meta:paragraph-count="20" meta:word-count="122" meta:character-count="839" meta:non-whitespace-character-count="716"/>
  </office:meta>
</office:document-meta>
</file>